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22a5" officeooo:paragraph-rsid="001663b7"/>
    </style:style>
    <style:style style:name="P2" style:family="paragraph" style:parent-style-name="Standard">
      <style:text-properties officeooo:rsid="001663b7" officeooo:paragraph-rsid="001663b7"/>
    </style:style>
    <style:style style:name="T1" style:family="text">
      <style:text-properties officeooo:rsid="0017854c"/>
    </style:style>
    <style:style style:name="T2" style:family="text">
      <style:text-properties officeooo:rsid="00180d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-X <text:a xlink:type="simple" xlink:href="mailto:lklay@front.migale.inrae.fr" text:style-name="Internet_20_link" text:visited-style-name="Visited_20_Internet_20_Link">lklay@front.migale.inrae.fr</text:a></text:p>
      <text:p text:style-name="P2">Même mot de passe qu’ordi <text:s text:c="5"/><text:span text:style-name="T2">Identifiant : klay <text:s text:c="6"/></text:span>Port : 22</text:p>
      <text:p text:style-name="P1"/>
      <text:p text:style-name="P1">Création de l’environnement virtuel <text:span text:style-name="T1">(à ne faire qu’une seule fois) </text:span>:<text:line-break/>lklay@front:~$ python3 -m venv ./VENVPYTHON<text:line-break/><text:line-break/>Activation de l’environnement <text:span text:style-name="T1">(à la racine : se déplacer dans les répertoires après !) :</text:span><text:line-break/>lklay@front:~$ . ./VENVPYTHON/bin/activate<text:line-break/><text:line-break/>Installation des dépendances <text:span text:style-name="T1">(à ne faire qu’une fois aussi) </text:span>:<text:line-break/>(VENVPYTHON) lklay@front: pip install scipy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8T16:49:07.430351162</meta:creation-date>
    <dc:date>2022-11-18T16:56:59.306576560</dc:date>
    <meta:editing-duration>PT7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3" meta:character-count="452" meta:non-whitespace-character-count="378"/>
  </office:meta>
</office:document-meta>
</file>